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74pt"/>
    </style:style>
    <style:style style:name="ro1" style:family="table-row">
      <style:table-row-properties style:row-height="16.24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20_2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新細明體" fo:font-size="6.94999980926514pt" fo:font-style="normal" fo:text-shadow="none" style:text-underline-style="none" fo:font-weight="normal" style:font-name-asian="新細明體" style:font-size-asian="6.94999980926514pt" style:font-style-asian="normal" style:font-weight-asian="normal" style:font-size-complex="6.94999980926514pt" style:font-style-complex="normal" style:font-weight-complex="normal"/>
    </style:style>
    <style:style style:name="ce2" style:family="table-cell" style:parent-style-name="一般_20_2_20_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_20_2" style:data-style-name="N1015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6.94999980926514pt" fo:font-style="normal" fo:text-shadow="none" style:text-underline-style="none" fo:font-weight="normal" style:font-size-asian="6.94999980926514pt" style:font-style-asian="normal" style:font-weight-asian="normal" style:font-name-complex="Arial" style:font-size-complex="6.94999980926514pt" style:font-style-complex="normal" style:font-weight-complex="normal"/>
    </style:style>
    <style:style style:name="ce4" style:family="table-cell" style:parent-style-name="一般_20_2_20_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6.94999980926514pt" fo:font-style="normal" fo:text-shadow="none" style:text-underline-style="none" fo:font-weight="normal" style:font-name-asian="新細明體" style:font-size-asian="6.94999980926514pt" style:font-style-asian="normal" style:font-weight-asian="normal" style:font-size-complex="6.94999980926514pt" style:font-style-complex="normal" style:font-weight-complex="normal"/>
    </style:style>
    <style:style style:name="ce5" style:family="table-cell" style:parent-style-name="一般_20_2_20_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一般_20_2_20_2">
      <style:table-cell-properties fo:padding="2.0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一般_20_2_20_2">
      <style:table-cell-properties style:text-align-source="fix" style:repeat-content="false" fo:border="0.06pt solid #000000" fo:padding="2.01pt"/>
      <style:paragraph-properties fo:text-align="center" fo:margin-left="0pt"/>
      <style:text-properties fo:color="#000000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WenQuanYi Micro Hei" fo:font-size="10pt" style:font-name-asian="WenQuanYi Micro Hei" style:font-size-asian="10pt" style:font-size-complex="10pt"/>
    </style:style>
    <style:style style:name="ce12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pt"/>
      <style:text-properties style:font-name="WenQuanYi Micro Hei" fo:font-size="10pt" style:font-name-asian="WenQuanYi Micro Hei" style:font-size-asian="10pt" style:font-size-complex="10pt"/>
    </style:style>
    <style:style style:name="ce13" style:family="table-cell" style:parent-style-name="一般_20_2_20_2" style:data-style-name="N1015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WenQuanYi Micro He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number-columns-repeated="12" table:default-cell-style-name="ce4"/>
        <table:table-column table:style-name="co1" table:default-cell-style-name="ce5"/>
        <table:table-column table:style-name="co1" table:number-columns-repeated="235" table:default-cell-style-name="ce6"/>
        <table:table-row table:style-name="ro1">
          <table:table-cell office:value-type="string" calcext:value-type="string" table:number-columns-spanned="9" table:number-rows-spanned="1">
            <text:p>0001 國立政治大學</text:p>
          </table:table-cell>
          <table:covered-table-cell table:number-columns-repeated="8"/>
          <table:table-cell table:number-columns-repeated="248"/>
        </table:table-row>
        <table:table-row table:style-name="ro2">
          <table:table-cell table:style-name="ce2"/>
          <table:table-cell table:formula="of:=[.A1]" office:value-type="string" office:string-value="0001 國立政治大學" calcext:value-type="string">
            <text:p>0001 國立政治大學</text:p>
          </table:table-cell>
          <table:table-cell table:style-name="ce3" office:value-type="float" office:value="16343" calcext:value-type="float">
            <text:p>16,343</text:p>
          </table:table-cell>
          <table:table-cell table:style-name="ce3" office:value-type="float" office:value="7284" calcext:value-type="float">
            <text:p>7,284</text:p>
          </table:table-cell>
          <table:table-cell table:style-name="ce3" office:value-type="float" office:value="9059" calcext:value-type="float">
            <text:p>9,059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463" calcext:value-type="float">
            <text:p>463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02 國立清華大學</text:p>
          </table:table-cell>
          <table:covered-table-cell table:formula="of:=[.A2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3]" office:value-type="string" office:string-value="0002 國立清華大學" calcext:value-type="string">
            <text:p>0002 國立清華大學</text:p>
          </table:table-cell>
          <table:table-cell table:style-name="ce3" office:value-type="float" office:value="16657" calcext:value-type="float">
            <text:p>16,657</text:p>
          </table:table-cell>
          <table:table-cell table:style-name="ce3" office:value-type="float" office:value="9558" calcext:value-type="float">
            <text:p>9,558</text:p>
          </table:table-cell>
          <table:table-cell table:style-name="ce3" office:value-type="float" office:value="7099" calcext:value-type="float">
            <text:p>7,099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03 國立臺灣大學</text:p>
          </table:table-cell>
          <table:covered-table-cell table:formula="of:=[.A4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5]" office:value-type="string" office:string-value="0003 國立臺灣大學" calcext:value-type="string">
            <text:p>0003 國立臺灣大學</text:p>
          </table:table-cell>
          <table:table-cell table:style-name="ce3" office:value-type="float" office:value="31745" calcext:value-type="float">
            <text:p>31,745</text:p>
          </table:table-cell>
          <table:table-cell table:style-name="ce3" office:value-type="float" office:value="18934" calcext:value-type="float">
            <text:p>18,934</text:p>
          </table:table-cell>
          <table:table-cell table:style-name="ce3" office:value-type="float" office:value="12811" calcext:value-type="float">
            <text:p>12,811</text:p>
          </table:table-cell>
          <table:table-cell table:style-name="ce3" office:value-type="float" office:value="5300" calcext:value-type="float">
            <text:p>5,300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5143" calcext:value-type="float">
            <text:p>5,143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3587" calcext:value-type="float">
            <text:p>3,587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537" calcext:value-type="float">
            <text:p>537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05 國立成功大學</text:p>
          </table:table-cell>
          <table:covered-table-cell table:formula="of:=[.A6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7]" office:value-type="string" office:string-value="0005 國立成功大學" calcext:value-type="string">
            <text:p>0005 國立成功大學</text:p>
          </table:table-cell>
          <table:table-cell table:style-name="ce3" office:value-type="float" office:value="21276" calcext:value-type="float">
            <text:p>21,276</text:p>
          </table:table-cell>
          <table:table-cell table:style-name="ce3" office:value-type="float" office:value="13481" calcext:value-type="float">
            <text:p>13,481</text:p>
          </table:table-cell>
          <table:table-cell table:style-name="ce3" office:value-type="float" office:value="7795" calcext:value-type="float">
            <text:p>7,795</text:p>
          </table:table-cell>
          <table:table-cell table:style-name="ce3" office:value-type="float" office:value="4052" calcext:value-type="float">
            <text:p>4,052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3904" calcext:value-type="float">
            <text:p>3,904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06 國立中興大學</text:p>
          </table:table-cell>
          <table:covered-table-cell table:formula="of:=[.A8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9]" office:value-type="string" office:string-value="0006 國立中興大學" calcext:value-type="string">
            <text:p>0006 國立中興大學</text:p>
          </table:table-cell>
          <table:table-cell table:style-name="ce3" office:value-type="float" office:value="14884" calcext:value-type="float">
            <text:p>14,884</text:p>
          </table:table-cell>
          <table:table-cell table:style-name="ce3" office:value-type="float" office:value="8801" calcext:value-type="float">
            <text:p>8,801</text:p>
          </table:table-cell>
          <table:table-cell table:style-name="ce3" office:value-type="float" office:value="6083" calcext:value-type="float">
            <text:p>6,083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07 國立交通大學</text:p>
          </table:table-cell>
          <table:covered-table-cell table:formula="of:=[.A10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11]" office:value-type="string" office:string-value="0007 國立交通大學" calcext:value-type="string">
            <text:p>0007 國立交通大學</text:p>
          </table:table-cell>
          <table:table-cell table:style-name="ce3" office:value-type="float" office:value="14271" calcext:value-type="float">
            <text:p>14,271</text:p>
          </table:table-cell>
          <table:table-cell table:style-name="ce3" office:value-type="float" office:value="9987" calcext:value-type="float">
            <text:p>9,987</text:p>
          </table:table-cell>
          <table:table-cell table:style-name="ce3" office:value-type="float" office:value="4284" calcext:value-type="float">
            <text:p>4,284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08 國立中央大學</text:p>
          </table:table-cell>
          <table:covered-table-cell table:formula="of:=[.A12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13]" office:value-type="string" office:string-value="0008 國立中央大學" calcext:value-type="string">
            <text:p>0008 國立中央大學</text:p>
          </table:table-cell>
          <table:table-cell table:style-name="ce3" office:value-type="float" office:value="11960" calcext:value-type="float">
            <text:p>11,960</text:p>
          </table:table-cell>
          <table:table-cell table:style-name="ce3" office:value-type="float" office:value="7867" calcext:value-type="float">
            <text:p>7,867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09 國立中山大學</text:p>
          </table:table-cell>
          <table:covered-table-cell table:formula="of:=[.A14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15]" office:value-type="string" office:string-value="0009 國立中山大學" calcext:value-type="string">
            <text:p>0009 國立中山大學</text:p>
          </table:table-cell>
          <table:table-cell table:style-name="ce3" office:value-type="float" office:value="9425" calcext:value-type="float">
            <text:p>9,425</text:p>
          </table:table-cell>
          <table:table-cell table:style-name="ce3" office:value-type="float" office:value="5851" calcext:value-type="float">
            <text:p>5,851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13 國立中正大學</text:p>
          </table:table-cell>
          <table:covered-table-cell table:formula="of:=[.A16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17]" office:value-type="string" office:string-value="0013 國立中正大學" calcext:value-type="string">
            <text:p>0013 國立中正大學</text:p>
          </table:table-cell>
          <table:table-cell table:style-name="ce3" office:value-type="float" office:value="11328" calcext:value-type="float">
            <text:p>11,328</text:p>
          </table:table-cell>
          <table:table-cell table:style-name="ce3" office:value-type="float" office:value="6377" calcext:value-type="float">
            <text:p>6,377</text:p>
          </table:table-cell>
          <table:table-cell table:style-name="ce3" office:value-type="float" office:value="4951" calcext:value-type="float">
            <text:p>4,951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16 國立陽明大學</text:p>
          </table:table-cell>
          <table:covered-table-cell table:formula="of:=[.A18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19]" office:value-type="string" office:string-value="0016 國立陽明大學" calcext:value-type="string">
            <text:p>0016 國立陽明大學</text:p>
          </table:table-cell>
          <table:table-cell table:style-name="ce3" office:value-type="float" office:value="4334" calcext:value-type="float">
            <text:p>4,334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36"/>
        </table:table-row>
        <table:table-row table:style-name="ro3">
          <table:table-cell office:value-type="string" calcext:value-type="string" table:number-columns-spanned="9" table:number-rows-spanned="1">
            <text:p>0019 國立高雄大學</text:p>
          </table:table-cell>
          <table:covered-table-cell table:formula="of:=[.A20]" office:value-type="float" office:value="0" calcext:value-type="float">
            <text:p>0</text:p>
          </table:covered-table-cell>
          <table:covered-table-cell table:number-columns-repeated="7"/>
          <table:table-cell table:number-columns-repeated="248"/>
        </table:table-row>
        <table:table-row table:style-name="ro2">
          <table:table-cell table:style-name="ce2"/>
          <table:table-cell table:formula="of:=[.A21]" office:value-type="string" office:string-value="0019 國立高雄大學" calcext:value-type="string">
            <text:p>0019 國立高雄大學</text:p>
          </table:table-cell>
          <table:table-cell table:style-name="ce3" office:value-type="float" office:value="5565" calcext:value-type="float">
            <text:p>5,565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-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36"/>
        </table:table-row>
      </table:table>
      <table:table table:name="Sheet2" table:style-name="ta1">
        <table:table-column table:style-name="co2" table:number-columns-repeated="2" table:default-cell-style-name="ce7"/>
        <table:table-row table:style-name="ro4">
          <table:table-cell office:value-type="string" calcext:value-type="string">
            <text:p>學校</text:p>
          </table:table-cell>
          <table:table-cell office:value-type="string" calcext:value-type="string">
            <text:p>107年學生人數</text:p>
          </table:table-cell>
        </table:table-row>
        <table:table-row table:style-name="ro4">
          <table:table-cell table:style-name="ce8" office:value-type="string" calcext:value-type="string">
            <text:p>國立臺灣大學</text:p>
          </table:table-cell>
          <table:table-cell table:style-name="ce9" office:value-type="float" office:value="31745" calcext:value-type="float">
            <text:p>31745</text:p>
          </table:table-cell>
        </table:table-row>
        <table:table-row table:style-name="ro4">
          <table:table-cell table:style-name="ce9" office:value-type="string" calcext:value-type="string">
            <text:p>國立成功大學</text:p>
          </table:table-cell>
          <table:table-cell table:style-name="ce9" office:value-type="float" office:value="21276" calcext:value-type="float">
            <text:p>21276</text:p>
          </table:table-cell>
        </table:table-row>
        <table:table-row table:style-name="ro4">
          <table:table-cell table:style-name="ce9" office:value-type="string" calcext:value-type="string">
            <text:p>國立清華大學</text:p>
          </table:table-cell>
          <table:table-cell table:style-name="ce9" office:value-type="float" office:value="16657" calcext:value-type="float">
            <text:p>16657</text:p>
          </table:table-cell>
        </table:table-row>
        <table:table-row table:style-name="ro4">
          <table:table-cell table:style-name="ce9" office:value-type="string" calcext:value-type="string">
            <text:p>國立政治大學</text:p>
          </table:table-cell>
          <table:table-cell table:style-name="ce9" office:value-type="float" office:value="16343" calcext:value-type="float">
            <text:p>16343</text:p>
          </table:table-cell>
        </table:table-row>
        <table:table-row table:style-name="ro5">
          <table:table-cell table:style-name="ce10" office:value-type="string" calcext:value-type="string">
            <text:p>國立臺灣師範大學</text:p>
          </table:table-cell>
          <table:table-cell table:style-name="ce13" office:value-type="float" office:value="15582" calcext:value-type="float">
            <text:p>15,582</text:p>
          </table:table-cell>
        </table:table-row>
        <table:table-row table:style-name="ro4">
          <table:table-cell table:style-name="ce9" office:value-type="string" calcext:value-type="string">
            <text:p>國立中興大學</text:p>
          </table:table-cell>
          <table:table-cell table:style-name="ce9" office:value-type="float" office:value="14884" calcext:value-type="float">
            <text:p>14884</text:p>
          </table:table-cell>
        </table:table-row>
        <table:table-row table:style-name="ro4">
          <table:table-cell table:style-name="ce9" office:value-type="string" calcext:value-type="string">
            <text:p>國立交通大學</text:p>
          </table:table-cell>
          <table:table-cell table:style-name="ce9" office:value-type="float" office:value="14271" calcext:value-type="float">
            <text:p>14271</text:p>
          </table:table-cell>
        </table:table-row>
        <table:table-row table:style-name="ro4">
          <table:table-cell table:style-name="ce11" office:value-type="string" calcext:value-type="string">
            <text:p>國立中央大學</text:p>
          </table:table-cell>
          <table:table-cell table:style-name="ce11" office:value-type="float" office:value="11960" calcext:value-type="float">
            <text:p>11960</text:p>
          </table:table-cell>
        </table:table-row>
        <table:table-row table:style-name="ro4">
          <table:table-cell table:style-name="ce11" office:value-type="string" calcext:value-type="string">
            <text:p>國立中正大學</text:p>
          </table:table-cell>
          <table:table-cell table:style-name="ce11" office:value-type="float" office:value="11328" calcext:value-type="float">
            <text:p>11328</text:p>
          </table:table-cell>
        </table:table-row>
        <table:table-row table:style-name="ro4">
          <table:table-cell table:style-name="ce12" office:value-type="string" calcext:value-type="string">
            <text:p>國立中山大學</text:p>
          </table:table-cell>
          <table:table-cell table:style-name="ce12" office:value-type="float" office:value="9425" calcext:value-type="float">
            <text:p>9425</text:p>
          </table:table-cell>
        </table:table-row>
        <table:table-row table:style-name="ro4">
          <table:table-cell table:style-name="ce12" office:value-type="string" calcext:value-type="string">
            <text:p>國立高雄大學</text:p>
          </table:table-cell>
          <table:table-cell table:style-name="ce12" office:value-type="float" office:value="5565" calcext:value-type="float">
            <text:p>5565</text:p>
          </table:table-cell>
        </table:table-row>
        <table:table-row table:style-name="ro4">
          <table:table-cell table:style-name="ce11" office:value-type="string" calcext:value-type="string">
            <text:p>國立陽明大學</text:p>
          </table:table-cell>
          <table:table-cell table:style-name="ce11" office:value-type="float" office:value="4334" calcext:value-type="float">
            <text:p>4334</text:p>
          </table:table-cell>
        </table:table-row>
        <table:table-row table:style-name="ro4" table:number-rows-repeated="1048562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B1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number:text>-$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7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9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P1" style:volatile="true">
      <style:text-properties fo:color="#ff0000"/>
      <number:text>-</number:text>
      <number:number number:decimal-places="0" loext:min-decimal-places="0" number:min-integer-digits="1" number:grouping="true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7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7P0"/>
    </number:number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0P0"/>
    </number:number-style>
    <number:date-style style:name="N10151" number:language="zh" number:country="TW" number:transliteration-format="一" number:transliteration-language="zh" number:transliteration-country="TW" number:transliteration-style="short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number:number-style style:name="N10152P0" style:volatile="true" number:language="zh" number:country="TW">
      <number:number number:decimal-places="0" loext:min-decimal-places="0" number:min-integer-digits="1" number:grouping="true"/>
    </number:number-style>
    <number:number-style style:name="N10152P1" style:volatile="true" number:language="zh" number:country="TW">
      <number:text> </number:text>
      <number:number number:decimal-places="0" loext:min-decimal-places="0" number:min-integer-digits="1" number:grouping="true"/>
      <number:text>-</number:text>
    </number:number-style>
    <number:number-style style:name="N10152" number:language="zh" number:country="TW">
      <number:text>-</number:text>
      <style:map style:condition="value()&gt;0" style:apply-style-name="N10152P0"/>
      <style:map style:condition="value()&lt;0" style:apply-style-name="N10152P1"/>
    </number:number-style>
    <number:number-style style:name="N10153P0" style:volatile="true" number:language="zh" number:country="TW">
      <number:number number:decimal-places="2" loext:min-decimal-places="2" number:min-integer-digits="1" number:grouping="true"/>
    </number:number-style>
    <number:number-style style:name="N10153P1" style:volatile="true" number:language="zh" number:country="TW">
      <number:text> </number:text>
      <number:number number:decimal-places="2" loext:min-decimal-places="2" number:min-integer-digits="1" number:grouping="true"/>
      <number:text>-</number:text>
    </number:number-style>
    <number:number-style style:name="N10153" number:language="zh" number:country="TW">
      <number:text>-</number:text>
      <style:map style:condition="value()&gt;0" style:apply-style-name="N10153P0"/>
      <style:map style:condition="value()&lt;0" style:apply-style-name="N10153P1"/>
    </number:number-style>
    <number:number-style style:name="N10154P0" style:volatile="true" number:language="zh" number:country="TW">
      <number:number number:decimal-places="1" loext:min-decimal-places="1" number:min-integer-digits="1" number:grouping="true"/>
    </number:number-style>
    <number:number-style style:name="N10154P1" style:volatile="true" number:language="zh" number:country="TW">
      <number:text> </number:text>
      <number:number number:decimal-places="1" loext:min-decimal-places="1" number:min-integer-digits="1" number:grouping="true"/>
      <number:text>-</number:text>
    </number:number-style>
    <number:number-style style:name="N10154" number:language="zh" number:country="TW">
      <number:text>-</number:text>
      <style:map style:condition="value()&gt;0" style:apply-style-name="N10154P0"/>
      <style:map style:condition="value()&lt;0" style:apply-style-name="N10154P1"/>
    </number:number-style>
    <style:style style:name="Default" style:family="table-cell">
      <style:text-properties style:font-name-asian="WenQuanYi Micro Hei1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_20_2" style:display-name="一般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8:10:38.364283996</meta:creation-date>
    <dc:date>2019-05-06T18:57:06.986134800</dc:date>
    <meta:editing-duration>PT34M46S</meta:editing-duration>
    <meta:editing-cycles>1</meta:editing-cycles>
    <meta:document-statistic meta:table-count="2" meta:cell-count="267" meta:object-count="0"/>
    <meta:generator>LibreOffice/6.0.7.3$Linux_X86_64 LibreOffice_project/00m0$Build-3</meta:generator>
  </office:meta>
</office:document-meta>
</file>